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17" calcext:value-type="float">
            <text:p>1017</text:p>
          </table:table-cell>
          <table:table-cell table:style-name="ce7" table:formula="of:=COUNTIF([.B7:.B1095];&quot;X&quot;)" office:value-type="float" office:value="869" calcext:value-type="float">
            <text:p>869</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8" calcext:value-type="float">
            <text:p>118</text:p>
          </table:table-cell>
          <table:table-cell table:style-name="ce25" table:formula="of:=SUM([.B2:.F2])" office:value-type="float" office:value="1081" calcext:value-type="float">
            <text:p>10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3" table:number-rows-repeated="3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4">00/00/0000</text:date>, <text:time style:data-style-name="N2" text:time-value="20:17:37.1550695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24T20:18:32.765524657</dc:date>
    <meta:editing-duration>P1DT3H51M23S</meta:editing-duration>
    <meta:editing-cycles>1021</meta:editing-cycles>
    <meta:document-statistic meta:table-count="1" meta:cell-count="6129" meta:object-count="0"/>
  </office:meta>
</office:document-meta>
</file>